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HR( int width ,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HR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HR( String width , String align ,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HR( int width , String align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R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HR( String width ,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HR( String width , String align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NoShade( boolean sha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.HR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H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